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23"/>
  <manifest:file-entry manifest:media-type="" manifest:full-path="ObjectReplacements/Object 4"/>
  <manifest:file-entry manifest:media-type="" manifest:full-path="ObjectReplacements/Object 24"/>
  <manifest:file-entry manifest:media-type="" manifest:full-path="ObjectReplacements/Object 5"/>
  <manifest:file-entry manifest:media-type="application/x-openoffice-gdimetafile;windows_formatname=&quot;GDIMetaFile&quot;" manifest:full-path="ObjectReplacements/Object 25"/>
  <manifest:file-entry manifest:media-type="" manifest:full-path="ObjectReplacements/Object 6"/>
  <manifest:file-entry manifest:media-type="application/x-openoffice-gdimetafile;windows_formatname=&quot;GDIMetaFile&quot;" manifest:full-path="ObjectReplacements/Object 2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23 </text:span><text:span text:style-name="T2"><text:tab/></text:span><text:span text:style-name="T4">Випадкова величина</text:span><text:span text:style-name="T2"> – вимірна функція, задана на </text:span><text:span text:style-name="T2"><draw:frame draw:style-name="fr1" draw:name="Object1" text:anchor-type="as-char" svg:y="-0.1598in" svg:width="0.1701in" svg:height="0.170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така, що:</text:span></text:p>
      <text:p text:style-name="mark"><text:span text:style-name="T2"><draw:frame draw:style-name="fr1" draw:name="Object2" text:anchor-type="as-char" svg:y="-0.202in" svg:width="4.4291in" svg:height="0.266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однозначна числова функція задана на просторі елементарних подій.</text:span></text:p>
      <text:p text:style-name="mark"><text:span text:style-name="T4">Дискретна величина</text:span><text:span text:style-name="T2"> – числова функція </text:span><text:span text:style-name="T2"><draw:frame draw:style-name="fr1" draw:name="Object3" text:anchor-type="as-char" svg:y="-0.202in" svg:width="1.3689in" svg:height="0.266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, яка приймає скінченну кількість значень: </text:span><text:span text:style-name="T2"><draw:frame draw:style-name="fr1" draw:name="Object4" text:anchor-type="as-char" svg:y="-0.198in" svg:width="1.0701in" svg:height="0.3272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<text:span text:style-name="T3">Бернулі</text:span></text:p>
      <text:p text:style-name="mark"><text:span text:style-name="T2">n – кількість незалежних випробувань (успіх – р, невдача – q) </text:span><text:span text:style-name="T2"><draw:frame draw:style-name="fr1" draw:name="Object5" text:anchor-type="as-char" svg:y="-0.1681in" svg:width="0.1201in" svg:height="0.218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- кількість успіхів</text:span></text:p>
      <text:p text:style-name="mark"><text:span text:style-name="T2"><draw:frame draw:style-name="fr1" draw:name="Object6" text:anchor-type="as-char" svg:y="-0.2626in" svg:width="2.4283in" svg:height="0.391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, </text:span><text:span text:style-name="T2"><draw:frame draw:style-name="fr1" draw:name="Object7" text:anchor-type="as-char" svg:y="-0.198in" svg:width="0.7953in" svg:height="0.248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, </text:span><text:span text:style-name="T2"><draw:frame draw:style-name="fr1" draw:name="Object8" text:anchor-type="as-char" svg:y="-0.198in" svg:width="0.8193in" svg:height="0.2484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<text:span text:style-name="T3">Пуасона</text:span></text:p>
      <text:p text:style-name="mark"><text:span text:style-name="T2">Випадкова величина має розподіл Пуасона з параметром </text:span><text:span text:style-name="T2"><draw:frame draw:style-name="fr1" draw:name="Object9" text:anchor-type="as-char" svg:y="-0.198in" svg:width="0.4075in" svg:height="0.245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якщо вона приймає значення k з ймовірністю: </text:span></text:p>
      <text:p text:style-name="mark"><text:span text:style-name="T2"><draw:frame draw:style-name="fr1" draw:name="Object10" text:anchor-type="as-char" svg:y="-0.4016in" svg:width="2.1854in" svg:height="0.595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, </text:span><text:span text:style-name="T2"><draw:frame draw:style-name="fr1" draw:name="Object11" text:anchor-type="as-char" svg:y="-0.198in" svg:width="0.7008in" svg:height="0.249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, </text:span><text:span text:style-name="T2"><draw:frame draw:style-name="fr1" draw:name="Object12" text:anchor-type="as-char" svg:y="-0.198in" svg:width="0.6516in" svg:height="0.249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"><text:span text:style-name="T3">Геометричний</text:span></text:p>
      <text:p text:style-name="mark"><text:span text:style-name="T2">успіх – р, невдача – q, </text:span><text:span text:style-name="T2"><draw:frame draw:style-name="fr1" draw:name="Object13" text:anchor-type="as-char" svg:y="-0.1681in" svg:width="0.1201in" svg:height="0.218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 - кількість невдач до першого успіху</text:span></text:p>
      <text:p text:style-name="mark"><text:span text:style-name="T2"><draw:frame draw:style-name="fr1" draw:name="Object14" text:anchor-type="as-char" svg:y="-0.2634in" svg:width="1.802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, </text:span><text:span text:style-name="T2"><draw:frame draw:style-name="fr1" draw:name="Object15" text:anchor-type="as-char" svg:y="-0.3256in" svg:width="0.7591in" svg:height="0.52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, </text:span><text:span text:style-name="T2"><draw:frame draw:style-name="fr1" draw:name="Object16" text:anchor-type="as-char" svg:y="-0.3256in" svg:width="0.8047in" svg:height="0.590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"><text:span text:style-name="T3">Експоненціальний</text:span></text:p>
      <text:p text:style-name="mark"><text:span text:style-name="T2"><draw:frame draw:style-name="fr1" draw:name="Object17" text:anchor-type="as-char" svg:y="-0.3508in" svg:width="2.0126in" svg:height="0.6217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">,</text:span><text:span text:style-name="T2"><draw:frame draw:style-name="fr1" draw:name="Object18" text:anchor-type="as-char" svg:y="-0.3256in" svg:width="0.7453in" svg:height="0.457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">,</text:span><text:span text:style-name="T2"><draw:frame draw:style-name="fr1" draw:name="Object19" text:anchor-type="as-char" svg:y="-0.3256in" svg:width="0.7909in" svg:height="0.554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"><text:span text:style-name="T3">Коші</text:span></text:p>
      <text:p text:style-name="mark"><text:span text:style-name="T2"><draw:frame draw:style-name="fr1" draw:name="Object20" text:anchor-type="as-char" svg:y="-0.5917in" svg:width="1.9028in" svg:height="0.7862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">,</text:span><text:span text:style-name="T2"><draw:frame draw:style-name="fr1" draw:name="Object21" text:anchor-type="as-char" svg:y="-0.198in" svg:width="0.7071in" svg:height="0.249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,</text:span><text:span text:style-name="T2"><draw:frame draw:style-name="fr1" draw:name="Object22" text:anchor-type="as-char" svg:y="-0.198in" svg:width="0.6575in" svg:height="0.249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1"><text:span text:style-name="T3">Гауссовий</text:span></text:p>
      <text:p text:style-name="mark"><text:span text:style-name="T2">Випадкова величина має нормальний розподіл </text:span><text:span text:style-name="T2"><draw:frame draw:style-name="fr1" draw:name="Object23" text:anchor-type="as-char" svg:y="-0.2626in" svg:width="0.8516in" svg:height="0.325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">, якщо її щільність розподілу має вигляд:</text:span></text:p>
      <text:p text:style-name="mark"><text:span text:style-name="T2"><draw:frame draw:style-name="fr1" draw:name="Object24" text:anchor-type="as-char" svg:y="-0.4016in" svg:width="2.4992in" svg:height="0.6602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</text:span><text:span text:style-name="T2"><draw:frame draw:style-name="fr1" draw:name="Object25" text:anchor-type="as-char" svg:y="-0.198in" svg:width="0.7102in" svg:height="0.249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">,</text:span><text:span text:style-name="T2"><draw:frame draw:style-name="fr1" draw:name="Object26" text:anchor-type="as-char" svg:y="-0.2634in" svg:width="0.7571in" svg:height="0.314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13:23:10</dc:date>
    <dc:creator>axel </dc:creator>
    <meta:editing-duration>PT12H6M8S</meta:editing-duration>
    <meta:editing-cycles>35</meta:editing-cycles>
    <meta:document-statistic meta:table-count="0" meta:image-count="0" meta:object-count="26" meta:page-count="1" meta:paragraph-count="19" meta:word-count="99" meta:character-count="631" meta:non-whitespace-character-count="520"/>
  </office:meta>
</office:document-meta>
</file>

<file path=Object 1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10/content.xml><?xml version="1.0" encoding="utf-8"?>
<math xmlns="http://www.w3.org/1998/Math/MathML">
  <semantics>
    <mrow>
      <mrow>
        <msub>
          <mi>p</mi>
          <mi>k</mi>
        </msub>
        <mo stretchy="false">=</mo>
        <mi>P</mi>
      </mrow>
      <mrow>
        <mrow>
          <mo stretchy="false">(</mo>
          <mrow>
            <mrow>
              <mo stretchy="false">ξ</mo>
              <mo stretchy="false">=</mo>
              <mi>k</mi>
            </mrow>
          </mrow>
          <mo stretchy="false">)</mo>
        </mrow>
        <mo stretchy="false">=</mo>
        <mfrac>
          <mrow>
            <mrow>
              <mo stretchy="false">(</mo>
              <mrow>
                <msup>
                  <mo stretchy="false">λ</mo>
                  <mi>k</mi>
                </msup>
                <msup>
                  <mi>e</mi>
                  <mrow>
                    <mrow>
                      <mo stretchy="false">−</mo>
                      <mo stretchy="false">λ</mo>
                    </mrow>
                  </mrow>
                </msup>
              </mrow>
              <mo stretchy="false">)</mo>
            </mrow>
          </mrow>
          <mrow>
            <mi>k</mi>
            <mi>!</mi>
          </mrow>
        </mfrac>
      </mrow>
    </mrow>
    <annotation encoding="StarMath 5.0">p_k = P(%xi = k) = {(%lambda^k e^{-%lambda})} over {k!}</annotation>
  </semantics>
</math>
</file>

<file path=Object 11/content.xml><?xml version="1.0" encoding="utf-8"?>
<math xmlns="http://www.w3.org/1998/Math/MathML">
  <semantics>
    <mrow>
      <mi>M</mi>
      <mrow>
        <mo stretchy="false">ξ</mo>
        <mo stretchy="false">=</mo>
        <mo stretchy="false">λ</mo>
      </mrow>
    </mrow>
    <annotation encoding="StarMath 5.0">M %xi = %lambda</annotation>
  </semantics>
</math>
</file>

<file path=Object 12/content.xml><?xml version="1.0" encoding="utf-8"?>
<math xmlns="http://www.w3.org/1998/Math/MathML">
  <semantics>
    <mrow>
      <mi>D</mi>
      <mrow>
        <mo stretchy="false">ξ</mo>
        <mo stretchy="false">=</mo>
        <mo stretchy="false">λ</mo>
      </mrow>
    </mrow>
    <annotation encoding="StarMath 5.0">D %xi = %lambda</annotation>
  </semantics>
</math>
</file>

<file path=Object 13/content.xml><?xml version="1.0" encoding="utf-8"?>
<math xmlns="http://www.w3.org/1998/Math/MathML">
  <semantics>
    <mrow>
      <mo stretchy="false">ξ</mo>
    </mrow>
    <annotation encoding="StarMath 5.0">%xi</annotation>
  </semantics>
</math>
</file>

<file path=Object 14/content.xml><?xml version="1.0" encoding="utf-8"?>
<math xmlns="http://www.w3.org/1998/Math/MathML">
  <semantics>
    <mrow>
      <mrow>
        <msub>
          <mi>p</mi>
          <mi>k</mi>
        </msub>
        <mo stretchy="false">=</mo>
        <mi>P</mi>
      </mrow>
      <mrow>
        <mrow>
          <mo stretchy="false">(</mo>
          <mrow>
            <mrow>
              <mo stretchy="false">ξ</mo>
              <mo stretchy="false">=</mo>
              <mi>k</mi>
            </mrow>
          </mrow>
          <mo stretchy="false">)</mo>
        </mrow>
        <mo stretchy="false">=</mo>
        <mi>p</mi>
      </mrow>
      <msup>
        <mi>q</mi>
        <mi>k</mi>
      </msup>
    </mrow>
    <annotation encoding="StarMath 5.0">p_k = P(%xi = k) = p q^k</annotation>
  </semantics>
</math>
</file>

<file path=Object 15/content.xml><?xml version="1.0" encoding="utf-8"?>
<math xmlns="http://www.w3.org/1998/Math/MathML">
  <semantics>
    <mrow>
      <mi>M</mi>
      <mrow>
        <mo stretchy="false">ξ</mo>
        <mo stretchy="false">=</mo>
        <mfrac>
          <mrow>
            <mi>q</mi>
          </mrow>
          <mrow>
            <mi>p</mi>
          </mrow>
        </mfrac>
      </mrow>
    </mrow>
    <annotation encoding="StarMath 5.0">M %xi = {q} over {p}</annotation>
  </semantics>
</math>
</file>

<file path=Object 16/content.xml><?xml version="1.0" encoding="utf-8"?>
<math xmlns="http://www.w3.org/1998/Math/MathML">
  <semantics>
    <mrow>
      <mi>D</mi>
      <mrow>
        <mo stretchy="false">ξ</mo>
        <mo stretchy="false">=</mo>
        <mfrac>
          <mrow>
            <mi>q</mi>
          </mrow>
          <mrow>
            <msup>
              <mi>p</mi>
              <mn>2</mn>
            </msup>
          </mrow>
        </mfrac>
      </mrow>
    </mrow>
    <annotation encoding="StarMath 5.0">D %xi = {q} over {p^2}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row>
                      <mi>x</mi>
                      <mo stretchy="false">≤</mo>
                      <mn>0</mn>
                    </mrow>
                  </mrow>
                </mtd>
              </mtr>
              <mtr>
                <mtd>
                  <mrow>
                    <mn>1</mn>
                    <mi>–</mi>
                    <msup>
                      <mi>e</mi>
                      <mrow>
                        <mrow>
                          <mo stretchy="false">−</mo>
                          <mo stretchy="false">λ</mo>
                        </mrow>
                        <mi>x</mi>
                      </mrow>
                    </msup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</mtable>
          </mrow>
        </mrow>
      </mrow>
    </mrow>
    <annotation encoding="StarMath 5.0">F(x) = left lbrace stack {0, x&lt;= 0 # 1 – e^{-%lambda x}, x &gt; 0} right none </annotation>
  </semantics>
</math>
</file>

<file path=Object 18/content.xml><?xml version="1.0" encoding="utf-8"?>
<math xmlns="http://www.w3.org/1998/Math/MathML">
  <semantics>
    <mrow>
      <mi>M</mi>
      <mrow>
        <mo stretchy="false">ξ</mo>
        <mo stretchy="false">=</mo>
        <mfrac>
          <mrow>
            <mn>1</mn>
          </mrow>
          <mrow>
            <mo stretchy="false">λ</mo>
          </mrow>
        </mfrac>
      </mrow>
    </mrow>
    <annotation encoding="StarMath 5.0">M %xi = {1} over {%lambda}</annotation>
  </semantics>
</math>
</file>

<file path=Object 19/content.xml><?xml version="1.0" encoding="utf-8"?>
<math xmlns="http://www.w3.org/1998/Math/MathML">
  <semantics>
    <mrow>
      <mi>D</mi>
      <mrow>
        <mo stretchy="false">ξ</mo>
        <mo stretchy="false">=</mo>
        <mfrac>
          <mrow>
            <mn>1</mn>
          </mrow>
          <mrow>
            <msup>
              <mo stretchy="false">λ</mo>
              <mn>2</mn>
            </msup>
          </mrow>
        </mfrac>
      </mrow>
    </mrow>
    <annotation encoding="StarMath 5.0">D %xi = {1} over {%lambda ^2}</annotation>
  </semantics>
</math>
</file>

<file path=Object 2/content.xml><?xml version="1.0" encoding="utf-8"?>
<math xmlns="http://www.w3.org/1998/Math/MathML">
  <semantics>
    <mrow>
      <mo stretchy="false">ξ</mo>
      <mi mathvariant="normal">:</mi>
      <mo stretchy="false">Ω</mo>
      <mo stretchy="false">→</mo>
      <mrow>
        <mo stretchy="false">ℝ</mo>
        <mo stretchy="false">=</mo>
        <mrow>
          <mo stretchy="false">(</mo>
          <mrow>
            <mrow>
              <mo stretchy="false">−</mo>
              <mo stretchy="false">∞</mo>
            </mrow>
            <mrow>
              <mi>;</mi>
              <mo stretchy="false">+</mo>
              <mo stretchy="false">∞</mo>
            </mrow>
          </mrow>
          <mo stretchy="false">)</mo>
        </mrow>
      </mrow>
      <mi>,</mi>
      <mo stretchy="false">∀</mo>
      <mrow>
        <mo stretchy="false">(</mo>
        <mrow>
          <mrow>
            <mi>A</mi>
            <mo stretchy="false">∈</mo>
            <mi>B</mi>
          </mrow>
        </mrow>
        <mo stretchy="false">)</mo>
      </mrow>
      <mo stretchy="false">{</mo>
      <mo stretchy="false">ω</mo>
      <mi mathvariant="normal">:</mi>
      <mo stretchy="false">ξ</mo>
      <mrow>
        <mrow>
          <mo stretchy="false">(</mo>
          <mrow>
            <mo stretchy="false">ω</mo>
          </mrow>
          <mo stretchy="false">)</mo>
        </mrow>
        <mo stretchy="false">∈</mo>
        <mi>A</mi>
      </mrow>
      <mrow>
        <mo stretchy="false">}</mo>
        <mo stretchy="false">∈</mo>
        <mi>F</mi>
      </mrow>
    </mrow>
    <annotation encoding="StarMath 5.0">%xi: %OMEGA rightarrow setR = (-infinity;+infinity), forall (A in B) \{%omega: %xi(%omega) in A \} in F</annotation>
  </semantics>
</math>
</file>

<file path=Object 20/content.xml><?xml version="1.0" encoding="utf-8"?>
<math xmlns="http://www.w3.org/1998/Math/MathML">
  <semantics>
    <mrow>
      <mrow>
        <msub>
          <mi>p</mi>
          <mi>k</mi>
        </msub>
        <mo stretchy="false">=</mo>
        <mrow>
          <mfrac>
            <mrow>
              <mn>1</mn>
            </mrow>
            <mrow>
              <mn>2</mn>
            </mrow>
          </mfrac>
          <mo stretchy="false">+</mo>
          <mfrac>
            <mrow>
              <mi mathvariant="italic">arctg</mi>
              <mrow>
                <mo stretchy="false">(</mo>
                <mrow>
                  <mfrac>
                    <mrow>
                      <mrow>
                        <mi>x</mi>
                        <mo stretchy="false">−</mo>
                        <mi>a</mi>
                      </mrow>
                    </mrow>
                    <mrow>
                      <mi>b</mi>
                    </mrow>
                  </mfrac>
                </mrow>
                <mo stretchy="false">)</mo>
              </mrow>
            </mrow>
            <mo stretchy="false">π</mo>
          </mfrac>
        </mrow>
      </mrow>
    </mrow>
    <annotation encoding="StarMath 5.0">p_k = {1} over {2} + {arctg ({x-a} over {b})} over %pi</annotation>
  </semantics>
</math>
</file>

<file path=Object 21/content.xml><?xml version="1.0" encoding="utf-8"?>
<math xmlns="http://www.w3.org/1998/Math/MathML">
  <semantics>
    <mrow>
      <mi>M</mi>
      <mrow>
        <mo stretchy="false">ξ</mo>
        <mo stretchy="false">=</mo>
        <mo stretchy="false">∄</mo>
      </mrow>
    </mrow>
    <annotation encoding="StarMath 5.0">M %xi = notexists</annotation>
  </semantics>
</math>
</file>

<file path=Object 22/content.xml><?xml version="1.0" encoding="utf-8"?>
<math xmlns="http://www.w3.org/1998/Math/MathML">
  <semantics>
    <mrow>
      <mi>D</mi>
      <mrow>
        <mo stretchy="false">ξ</mo>
        <mo stretchy="false">=</mo>
        <mo stretchy="false">∄</mo>
      </mrow>
    </mrow>
    <annotation encoding="StarMath 5.0">D %xi = notexists</annotation>
  </semantics>
</math>
</file>

<file path=Object 23/content.xml><?xml version="1.0" encoding="utf-8"?>
<math xmlns="http://www.w3.org/1998/Math/MathML">
  <semantics>
    <mrow>
      <mi>N</mi>
      <mrow>
        <mo stretchy="false">(</mo>
        <mrow>
          <mi>a</mi>
          <mi>,</mi>
          <msup>
            <mo stretchy="false">σ</mo>
            <mn>2</mn>
          </msup>
        </mrow>
        <mo stretchy="false">)</mo>
      </mrow>
    </mrow>
    <annotation encoding="StarMath 5.0">N(a, %sigma ^ 2)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o stretchy="false">σ</mo>
            <msqrt>
              <mrow>
                <mn>2</mn>
                <mo stretchy="false">π</mo>
              </mrow>
            </msqrt>
          </mrow>
        </mfrac>
      </mrow>
      <mi>exp</mi>
      <mrow>
        <mo stretchy="false">{</mo>
        <mo stretchy="false">−</mo>
        <mfrac>
          <mrow>
            <msup>
              <mrow>
                <mo stretchy="false">(</mo>
                <mrow>
                  <mi mathvariant="italic">xa</mi>
                </mrow>
                <mo stretchy="false">)</mo>
              </mrow>
              <mn>2</mn>
            </msup>
          </mrow>
          <mrow>
            <mn>2</mn>
            <msup>
              <mo stretchy="false">σ</mo>
              <mn>2</mn>
            </msup>
          </mrow>
        </mfrac>
      </mrow>
      <mo stretchy="false">}</mo>
    </mrow>
    <annotation encoding="StarMath 5.0">f(x) = {1} over {%sigma sqrt{2%pi}} exp\{-{(xa)^2} over {2%sigma ^2}\}</annotation>
  </semantics>
</math>
</file>

<file path=Object 25/content.xml><?xml version="1.0" encoding="utf-8"?>
<math xmlns="http://www.w3.org/1998/Math/MathML">
  <semantics>
    <mrow>
      <mi>M</mi>
      <mrow>
        <mo stretchy="false">ξ</mo>
        <mo stretchy="false">=</mo>
        <mo stretchy="false">σ</mo>
      </mrow>
    </mrow>
    <annotation encoding="StarMath 5.0">M %xi = %sigma</annotation>
  </semantics>
</math>
</file>

<file path=Object 26/content.xml><?xml version="1.0" encoding="utf-8"?>
<math xmlns="http://www.w3.org/1998/Math/MathML">
  <semantics>
    <mrow>
      <mi>D</mi>
      <mrow>
        <mo stretchy="false">ξ</mo>
        <mo stretchy="false">=</mo>
        <msup>
          <mo stretchy="false">σ</mo>
          <mn>2</mn>
        </msup>
      </mrow>
    </mrow>
    <annotation encoding="StarMath 5.0">D %xi = %sigma ^ 2</annotation>
  </semantics>
</math>
</file>

<file path=Object 3/content.xml><?xml version="1.0" encoding="utf-8"?>
<math xmlns="http://www.w3.org/1998/Math/MathML">
  <semantics>
    <mrow>
      <mrow>
        <mo stretchy="false">ξ</mo>
        <mo stretchy="false">=</mo>
        <mo stretchy="false">ξ</mo>
      </mrow>
      <mrow>
        <mo stretchy="false">(</mo>
        <mrow>
          <mo stretchy="false">ω</mo>
        </mrow>
        <mo stretchy="false">)</mo>
      </mrow>
      <mi>,</mi>
      <mrow>
        <mo stretchy="false">ω</mo>
        <mo stretchy="false">∈</mo>
        <mo stretchy="false">Ω</mo>
      </mrow>
    </mrow>
    <annotation encoding="StarMath 5.0">%xi = %xi (%omega), %omega in %OMEGA</annotation>
  </semantics>
</math>
</file>

<file path=Object 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5/content.xml><?xml version="1.0" encoding="utf-8"?>
<math xmlns="http://www.w3.org/1998/Math/MathML">
  <semantics>
    <mrow>
      <mo stretchy="false">ξ</mo>
    </mrow>
    <annotation encoding="StarMath 5.0">%xi</annotation>
  </semantics>
</math>
</file>

<file path=Object 6/content.xml><?xml version="1.0" encoding="utf-8"?>
<math xmlns="http://www.w3.org/1998/Math/MathML">
  <semantics>
    <mrow>
      <mrow>
        <msub>
          <mi>p</mi>
          <mi>k</mi>
        </msub>
        <mo stretchy="false">=</mo>
        <mi>P</mi>
      </mrow>
      <mrow>
        <mrow>
          <mo stretchy="false">(</mo>
          <mrow>
            <mrow>
              <mo stretchy="false">ξ</mo>
              <mo stretchy="false">=</mo>
              <mi>k</mi>
            </mrow>
          </mrow>
          <mo stretchy="false">)</mo>
        </mrow>
        <mo stretchy="false">=</mo>
        <msubsup>
          <mi>C</mi>
          <mi>n</mi>
          <mi>k</mi>
        </msubsup>
      </mrow>
      <msub>
        <mi>p</mi>
        <mi>k</mi>
      </msub>
      <msup>
        <mi>q</mi>
        <mrow>
          <mrow>
            <mi>n</mi>
            <mo stretchy="false">−</mo>
            <mi>k</mi>
          </mrow>
        </mrow>
      </msup>
    </mrow>
    <annotation encoding="StarMath 5.0">p_k = P(%xi = k) = C_n^k p_k q^{n-k}</annotation>
  </semantics>
</math>
</file>

<file path=Object 7/content.xml><?xml version="1.0" encoding="utf-8"?>
<math xmlns="http://www.w3.org/1998/Math/MathML">
  <semantics>
    <mrow>
      <mi>M</mi>
      <mrow>
        <mo stretchy="false">ξ</mo>
        <mo stretchy="false">=</mo>
        <mi mathvariant="italic">np</mi>
      </mrow>
    </mrow>
    <annotation encoding="StarMath 5.0">M %xi = np</annotation>
  </semantics>
</math>
</file>

<file path=Object 8/content.xml><?xml version="1.0" encoding="utf-8"?>
<math xmlns="http://www.w3.org/1998/Math/MathML">
  <semantics>
    <mrow>
      <mo stretchy="false">Δ</mo>
      <mrow>
        <mo stretchy="false">ξ</mo>
        <mo stretchy="false">=</mo>
        <mi mathvariant="italic">npq</mi>
      </mrow>
    </mrow>
    <annotation encoding="StarMath 5.0">%DELTA %xi = npq</annotation>
  </semantics>
</math>
</file>

<file path=Object 9/content.xml><?xml version="1.0" encoding="utf-8"?>
<math xmlns="http://www.w3.org/1998/Math/MathML">
  <semantics>
    <mrow>
      <mrow>
        <mo stretchy="false">λ</mo>
        <mo stretchy="false">&gt;</mo>
        <mn>0</mn>
      </mrow>
    </mrow>
    <annotation encoding="StarMath 5.0">%lambda &gt; 0</annotation>
  </semantics>
</math>
</file>